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FormXObject.setBBox( Rectangle2D bbo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DFFormXObject.outputRawStreamData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FormXObject.setData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FormXObject.PDFFormXObject( int xnumber , PDFStream contents , PDFReference 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DFFormXObject.output(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FormXObject.setMatrix( AffineTransform 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DFFormXObject.getMatri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DFFormXObject.populateStreamDict( Object lengthE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FormXObject.getBBo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